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9af21" officeooo:paragraph-rsid="0019af21"/>
    </style:style>
    <style:style style:name="P2" style:family="paragraph" style:parent-style-name="Standard">
      <style:text-properties officeooo:rsid="001a9ccc" officeooo:paragraph-rsid="001a9ccc"/>
    </style:style>
    <style:style style:name="P3" style:family="paragraph" style:parent-style-name="Standard">
      <style:text-properties fo:font-size="14pt" style:text-underline-style="solid" style:text-underline-width="auto" style:text-underline-color="font-color" officeooo:rsid="001a9ccc" officeooo:paragraph-rsid="001a9ccc" style:font-size-asian="14pt" style:font-size-complex="14pt"/>
    </style:style>
    <style:style style:name="T1" style:family="text">
      <style:text-properties officeooo:rsid="001a9ccc"/>
    </style:style>
    <style:style style:name="T2" style:family="text">
      <style:text-properties officeooo:rsid="001bcc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<text:span text:style-name="T1">TME7 – BIMA</text:span></text:p>
      <text:p text:style-name="P1"/>
      <text:p text:style-name="P2">Auteurs : Matthieu Wolfrom et Daniel Antunes </text:p>
      <text:p text:style-name="P2"/>
      <text:p text:style-name="P3">Exercice 1 :</text:p>
      <text:p text:style-name="P2"/>
      <text:p text:style-name="P2">Q1.</text:p>
      <text:p text:style-name="P2">On a suivi l'indication pour réaliser la quantification en tenant compte du cas particulier où v = 1.</text:p>
      <text:p text:style-name="P2"/>
      <text:p text:style-name="P2">Q2.</text:p>
      <text:p text:style-name="P2">Pour créer la fonction quantificationImage(), nous avons parcouru l'image en calculant pour chaque pixel dans chaque dimension sa quantification correspondante aux trois constantes nH, nS, nV. </text:p>
      <text:p text:style-name="P2">Après avoir effectuer ce calcul dans les trois dimensions, on incrémente sa valeur dans l'histogramme.</text:p>
      <text:p text:style-name="P2">On obtient et renvoi<text:span text:style-name="T2">e</text:span> ainsi l'image quantifiée avec son histogramme 3D respectif.</text:p>
      <text:p text:style-name="P2"/>
      <text:p text:style-name="P2"/>
      <text:p text:style-name="P2">Q3 .</text:p>
      <text:p text:style-name="P2"/>
      <text:p text:style-name="P2"/>
      <text:p text:style-name="P2">Q4.</text:p>
      <text:p text:style-name="P2"/>
      <text:p text:style-name="P2"/>
      <text:p text:style-name="P3">Exercice 2 :</text:p>
      <text:p text:style-name="P2"/>
      <text:p text:style-name="P2">Q1.</text:p>
      <text:p text:style-name="P2"/>
      <text:p text:style-name="P2"/>
      <text:p text:style-name="P2">Q2.</text:p>
      <text:p text:style-name="P2"/>
      <text:p text:style-name="P2"/>
      <text:p text:style-name="P2">Q3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UNES DANIEL</meta:initial-creator>
    <meta:creation-date>2015-11-19T16:52:56.787263745</meta:creation-date>
    <dc:date>2015-11-19T17:54:23.637826425</dc:date>
    <dc:creator>ANTUNES DANIEL</dc:creator>
    <meta:editing-duration>PT1H1M26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15" meta:word-count="96" meta:character-count="592" meta:non-whitespace-character-count="508"/>
  </office:meta>
</office:document-meta>
</file>